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/>
    </style:style>
    <style:style style:name="T6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5</text:p>
      <text:p text:style-name="P2">Number of Sheets<text:tab/><text:tab/><text:tab/><text:tab/>2</text:p>
      <text:p text:style-name="P2">Fragment<text:tab/><text:tab/><text:tab/><text:tab/><text:tab/></text:p>
      <text:p text:style-name="P2">Pagination <text:tab/><text:tab/><text:tab/><text:tab/><text:tab/>Y, but only page 5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><text:line-break/>[Page 1]</text:p>
      <text:p text:style-name="P7">For a funeral/</text:p>
      <text:p text:style-name="P6">Fellow Israelites. <text:s/>May active presence in this fune-/real hall, is simply the interpreter of/ two sentiments which the All Creating God has/ implanted in the human breast--sympathy with/ sorrow, admiration for virtue. <text:s/>Because those inborn/ sentiments stir within my heart, therefore I stand/ here now, not officially, lest I trespass upon/ others' rights, but in obedience to my <text:span text:style-name="T2">own</text:span><text:span text:style-name="T4"> emo-/-tions and in response to the request of appreciative friends./ <text:s/>My sympathies urge</text:span><text:span text:style-name="T2">s</text:span><text:span text:style-name="T4"> me to lament that an ir-/-reparable loss has been sustained. <text:s/>Those who are within/ reach of my voice may perhaps wonder and ask/ themselves: "Was our deceased brother S. M. pre-/-eminent in the world of letters; conspicuous in the/ world of science, </text:span><text:span text:style-name="T2">so</text:span><text:span text:style-name="T4"> socially distinguished to a degree that his/ demise </text:span><text:span text:style-name="T2">has</text:span><text:span text:style-name="T4"> will have created a void difficult to be filled?"/ <text:s/>Not so. <text:s/>My venerable coreligionist was an unosten-/-tatiously quiet son of our people, one </text:span><text:span text:style-name="T2">satisfied</text:span><text:span text:style-name="T4"> whose only ambition it was to/ fulfil[sic!] modestly, unpretentiously the duties devolving/ upon him as a man and a Hebrew. <text:s/>He never/ laid claim to a </text:span><text:span text:style-name="T2">lofty</text:span><text:span text:style-name="T4"> position in the world of/ learning. <text:s/>But there is a world, nearer and dearer/</text:span></text:p>
      <text:p text:style-name="P6"><text:span text:style-name="T4"/></text:p>
      <text:p text:style-name="P6"><text:span text:style-name="T4">[Page 2]</text:span></text:p>
      <text:p text:style-name="P6"><text:span text:style-name="T4">to </text:span><text:span text:style-name="T2">than</text:span><text:span text:style-name="T4"> all of us than that in which we seek/ </text:span><text:span text:style-name="T2">fame</text:span><text:span text:style-name="T4"> honors and celebrity. <text:s/>There where the affections/ rule, there where tranquillity[sic!] is enthroned, a most/ precious world exists. <text:s/>The English language/ has a sweet monosyllable expressive of that joyous/ world-home. <text:s/>Within its walls S. M. met infi-/-nitely more than he missed by being unable to min-/-gle </text:span><text:span text:style-name="T2">widely</text:span><text:span text:style-name="T4"> in </text:span><text:span text:style-name="T2">social</text:span><text:span text:style-name="T4"> high circles. <text:s/>For years my friend/ had become incapacitated from following his or-/-dinary pursuits, but where his children dwelt, </text:span><text:soft-page-break/><text:span text:style-name="T4">he/ enjoyed companionship, comforts, diversions; a mi-/-tigation to physical and moral ills. <text:s/>Just because/ he valued those God-given blessings; because he was/ the daily recipient thereof, therefore his absence/ from that home will create a great void and oc-/-casion deep sorrow. <text:s/>I sympathise with all/ the children of S. M, but principally, not invi-/-diously, with his unmarried daughters. <text:s/>To them/ the constant presence of that father, though </text:span><text:span text:style-name="T2">feeble</text:span><text:span text:style-name="T4"> weak and in-/-firm, needing extraordinary care and solicitude </text:span><text:span text:style-name="T2">was</text:span><text:span text:style-name="T4"> brought/ </text:span><text:span text:style-name="T2">joy</text:span><text:span text:style-name="T4"> delight, for they realized that, under Providence, their/ filial ministration lengthened his days, and that/</text:span></text:p>
      <text:p text:style-name="P6"><text:span text:style-name="T4"/></text:p>
      <text:p text:style-name="P6"><text:span text:style-name="T4">[Page 3]</text:span></text:p>
      <text:p text:style-name="P6"><text:span text:style-name="T4">he returned the filial offices tenfold by a pa-/ternal recognition; that is by unbounded love. <text:s/>Nothing/ emanating from a mortal being will allay th</text:span><text:span text:style-name="T2">at</text:span><text:span text:style-name="T4">e grief experienced; words, however sincere, issued/ from </text:span><text:span text:style-name="T2">mortal</text:span><text:span text:style-name="T4"> human lips cannot assuage it. <text:s/>Only the assurances of/ the inspired Psalmist will soften </text:span><text:span text:style-name="T2">it</text:span><text:span text:style-name="T4"> the pangs of the separation. <text:s/>When our flesh/ and our heart</text:span><text:span text:style-name="T2">s</text:span><text:span text:style-name="T4"> are mouldering in the grave, our spirit/ is uplifted to the Rock of all ages. <text:s/>God will lead us/ on by His counsel, and afterward take us up to glory./</text:span></text:p>
      <text:p text:style-name="P6"><text:span text:style-name="T4"><text:tab/>But I have said it. <text:s/>My sympathy is blended/ with admiration. <text:s/>The occasional visits which I paid/ to the home of my venerable coreligionist, convinced/ me that virtue is a plant still flourishing in/ the soil of Judaism. <text:s/>It is not withering away,/ as some pessimists would contend. <text:s/>There is indeed much/ that cannot be commended in the conduct of my/ people; a vast deal that indicates a retrogression,/ not a progress. <text:s/>We have lost that child-like faith,/ that abiding trust in Providence, that simplicity of man-/-ners </text:span><text:span text:style-name="T2">that</text:span><text:span text:style-name="T4"> which distinguished our ancestors, but so long as/ </text:span><text:span text:style-name="T2">filial</text:span><text:span text:style-name="T4"> dutifulness to parents is exercised, I do not fear a racial/ decay; for home is the world in miniature, and when/ that is pure, </text:span><text:span text:style-name="T2">our</text:span><text:span text:style-name="T4"> communities can</text:span><text:span text:style-name="T2">not</text:span><text:span text:style-name="T4"> never become thoroughly corrupt./</text:span></text:p>
      <text:p text:style-name="P6"><text:span text:style-name="T4"/></text:p>
      <text:p text:style-name="P6"><text:span text:style-name="T4">[Page 4]</text:span></text:p>
      <text:p text:style-name="P6"><text:span text:style-name="T4">In my official capacity, I have witnessed/ devotion</text:span><text:span text:style-name="T5">2</text:span><text:span text:style-name="T6"> to ones </text:span><text:span text:style-name="T3">parents</text:span><text:span text:style-name="T6"> aged father with pleasurable frequency,/ but never indeed more touchingly, never more admirably/ than in this home. <text:s/>The sight made so profound an/ impression upon me, that had I not been asked/ to evince friendship by some utterances on this melan-/-choly occasion, I would have been impelled spontaneously/ to give expression to my feelings--so unwearied, so tender,/ so holy was the attention bestowed by those daughters on/ their </text:span><text:span text:style-name="T3">aged; feeble</text:span><text:span text:style-name="T6"> bodily enfeebled father. <text:s/>To allay his pains, to/ watch his movements, to anticipate his wishes, to/ suppress heart burnings, that he might not grieve, to/ smile upon him that the sun-shine of their coun-/-tenances might dispel gloom was the effort of/ each of those children, and when the hour struck and/ death took what belongs thereto, the intensity of/ the distress evinced by the offspring of S. M, was/ a tribute of filial homage which I call godly./ <text:s/>Aye: I beheld an altar on which a savory offering/ was laid in honor of the God of Sinai </text:span><text:span text:style-name="T3">For He</text:span><text:span text:style-name="T6"> who proclaimed/ </text:span><text:span text:style-name="T3">proclaimed</text:span><text:span text:style-name="T6"> "Honor thy father and thy mother"./ <text:s/>Fear not </text:span><text:span text:style-name="T3">my young</text:span><text:span text:style-name="T6"> kind friends. <text:s/>Your reward is certain./</text:span></text:p>
      <text:p text:style-name="P6"><text:span text:style-name="T6"/></text:p>
      <text:p text:style-name="P6"><text:span text:style-name="T6">[Page 5]</text:span></text:p>
      <text:p text:style-name="P6"><text:span text:style-name="T6">For Moses has declared that the performance/ of the fifth commandment of the Decalogue/ will give happiness here, and </text:span><text:span text:style-name="T3">happiness</text:span><text:span text:style-name="T6"> felicity here-/after "Thy days will be long and it will be well with thee" <text:s/>Weep for the loss that you have sustain-/-ed, but rejoice that your tears do not flow from/ a source of repentance; from a spring of remorse,/ </text:span><text:span text:style-name="T3">for</text:span><text:span text:style-name="T6"> at having offended your Creator, by running/ counter to His behest, to rush headlong after/ worldly cravings, and the gratification of egotism./ <text:s/>My sympathies are with you, but my admiration/ for virtue, incites me to set you up as an/ ensign to all who have </text:span><text:span text:style-name="T3">aged</text:span><text:span text:style-name="T6"> old fathers and mothers/ to revere</text:span><text:span text:style-name="T3">nce</text:span><text:span text:style-name="T6">. <text:s/>Let the consciousness of having/ done your full duty bring to you contentment. <text:s/>Look/ back upon this day, not with increasing distress,/ but with the belief that because you prolongued[sic!]/ your </text:span><text:span text:style-name="T3">father</text:span><text:span text:style-name="T6"> parent's life, the Lord will lengthen yours to/ a sacred purpose, and with the assurance that/ the entrance of </text:span><text:span text:style-name="T3">your father</text:span><text:span text:style-name="T6"> the dear departed into </text:span><text:span text:style-name="T3">heaven</text:span><text:span text:style-name="T6"> Paradise, will be </text:span><text:soft-page-break/><text:span text:style-name="T6">greeted/ by a chorus of angels and archangels who sing/ hymns to the Universal </text:span><text:span text:style-name="T3">Father</text:span><text:span text:style-name="T6"> Parent, our God and Saviou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8T14:20:07.06</meta:creation-date>
    <dc:date>2012-10-08T14:50:56</dc:date>
    <dc:creator>Penn Libraries</dc:creator>
    <meta:editing-duration>PT00H12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2" meta:word-count="1150" meta:character-count="7282"/>
  </office:meta>
</office:document-meta>
</file>